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14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133.99pt"/>
    </style:style>
    <style:style style:name="co6" style:family="table-column">
      <style:table-column-properties fo:break-before="auto" style:column-width="94.79pt"/>
    </style:style>
    <style:style style:name="co7" style:family="table-column">
      <style:table-column-properties fo:break-before="auto" style:column-width="107.35pt"/>
    </style:style>
    <style:style style:name="co8" style:family="table-column">
      <style:table-column-properties fo:break-before="auto" style:column-width="64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23"/>
    <style:style style:name="ce5" style:family="table-cell" style:parent-style-name="Default" style:data-style-name="N127"/>
    <style:style style:name="ce6" style:family="table-cell" style:parent-style-name="Default" style:data-style-name="N1"/>
    <style:style style:name="ce7" style:family="table-cell" style:parent-style-name="Default" style:data-style-name="N129"/>
    <style:style style:name="ce8" style:family="table-cell" style:parent-style-name="Default" style:data-style-name="N124"/>
    <style:style style:name="ce9" style:family="table-cell" style:parent-style-name="Default" style:data-style-name="N126"/>
    <style:style style:name="ce10" style:family="table-cell" style:parent-style-name="Default" style:data-style-name="N128"/>
    <style:style style:name="ce11" style:family="table-cell" style:parent-style-name="Default" style:data-style-name="N125"/>
    <style:style style:name="ce12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4"/>
        <table:table-column table:style-name="co7" table:default-cell-style-name="ce4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Restaurants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Constrained Classifiers</text:p>
          </table:table-cell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ce2" office:value-type="string" calcext:value-type="string">
            <text:p>Unconstrained Classifiers</text:p>
          </table:table-cell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Location</text:p>
          </table:table-cell>
          <table:table-cell office:value-type="string" calcext:value-type="string">
            <text:p>rbf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0.0743254446876701" calcext:value-type="float">
            <text:p>0.074325444688</text:p>
          </table:table-cell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rbf</text:p>
          </table:table-cell>
          <table:table-cell office:value-type="float" office:value="861.077929219804" calcext:value-type="float">
            <text:p>861.077929219804</text:p>
          </table:table-cell>
          <table:table-cell table:style-name="ce8" office:value-type="float" office:value="0.03125" calcext:value-type="float">
            <text:p>0.03125</text:p>
          </table:table-cell>
        </table:table-row>
        <table:table-row table:style-name="ro2">
          <table:table-cell office:value-type="string" calcext:value-type="string">
            <text:p>Style_Options</text:p>
          </table:table-cell>
          <table:table-cell office:value-type="string" calcext:value-type="string">
            <text:p>linear</text:p>
          </table:table-cell>
          <table:table-cell office:value-type="float" office:value="0.420448207626857" calcext:value-type="float">
            <text:p>0.420448207627</text:p>
          </table:table-cell>
          <table:table-cell table:number-columns-repeated="3"/>
          <table:table-cell office:value-type="string" calcext:value-type="string">
            <text:p>Style_Options</text:p>
          </table:table-cell>
          <table:table-cell office:value-type="string" calcext:value-type="string">
            <text:p>simgoid</text:p>
          </table:table-cell>
          <table:table-cell table:style-name="ce3" office:value-type="float" office:value="512" calcext:value-type="float">
            <text:p>512</text:p>
          </table:table-cell>
          <table:table-cell table:style-name="ce8" office:value-type="float" office:value="0.03125" calcext:value-type="float">
            <text:p>0.03125</text:p>
          </table:table-cell>
        </table:table-row>
        <table:table-row table:style-name="ro2">
          <table:table-cell office:value-type="string" calcext:value-type="string">
            <text:p>Ambience</text:p>
          </table:table-cell>
          <table:table-cell office:value-type="string" calcext:value-type="string">
            <text:p>sigmoid</text:p>
          </table:table-cell>
          <table:table-cell office:value-type="float" office:value="107.634741152475" calcext:value-type="float">
            <text:p>107.634741152475</text:p>
          </table:table-cell>
          <table:table-cell office:value-type="float" office:value="0.0220970869120796" calcext:value-type="float">
            <text:p>0.022097086912</text:p>
          </table:table-cell>
          <table:table-cell table:number-columns-repeated="2"/>
          <table:table-cell office:value-type="string" calcext:value-type="string">
            <text:p>Ambience</text:p>
          </table:table-cell>
          <table:table-cell office:value-type="string" calcext:value-type="string">
            <text:p>poly</text:p>
          </table:table-cell>
          <table:table-cell office:value-type="float" office:value="0.00138106793200498" calcext:value-type="float">
            <text:p>0.001381067932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string" calcext:value-type="string">
            <text:p>rbf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0.00656950324416964" calcext:value-type="float">
            <text:p>0.006569503244</text:p>
          </table:table-cell>
          <table:table-cell table:number-columns-repeated="2"/>
          <table:table-cell office:value-type="string" calcext:value-type="string">
            <text:p>Miscellaneous</text:p>
          </table:table-cell>
          <table:table-cell office:value-type="string" calcext:value-type="string">
            <text:p>poly</text:p>
          </table:table-cell>
          <table:table-cell office:value-type="float" office:value="0.000580667536622422" calcext:value-type="float">
            <text:p>0.000580667537</text:p>
          </table:table-cell>
          <table:table-cell office:value-type="float" office:value="9.51365692002177" calcext:value-type="float">
            <text:p>9.513656920022</text:p>
          </table:table-cell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rbf</text:p>
          </table:table-cell>
          <table:table-cell table:style-name="ce5" office:value-type="float" office:value="6.72717132202972" calcext:value-type="float">
            <text:p>6.72717132203</text:p>
          </table:table-cell>
          <table:table-cell office:value-type="float" office:value="0.14865088937534" calcext:value-type="float">
            <text:p>0.148650889375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office:value-type="string" calcext:value-type="string">
            <text:p>rbf</text:p>
          </table:table-cell>
          <table:table-cell office:value-type="float" office:value="11.3137084989848" calcext:value-type="float">
            <text:p>11.313708498985</text:p>
          </table:table-cell>
          <table:table-cell office:value-type="float" office:value="1.18920711500272" calcext:value-type="float">
            <text:p>1.189207115003</text:p>
          </table:table-cell>
        </table:table-row>
        <table:table-row table:style-name="ro2">
          <table:table-cell office:value-type="string" calcext:value-type="string">
            <text:p>Service</text:p>
          </table:table-cell>
          <table:table-cell office:value-type="string" calcext:value-type="string">
            <text:p>rbf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210224103813429" calcext:value-type="float">
            <text:p>0.210224103813</text:p>
          </table:table-cell>
          <table:table-cell table:number-columns-repeated="2"/>
          <table:table-cell office:value-type="string" calcext:value-type="string">
            <text:p>Service</text:p>
          </table:table-cell>
          <table:table-cell office:value-type="string" calcext:value-type="string">
            <text:p>rbf</text:p>
          </table:table-cell>
          <table:table-cell office:value-type="float" office:value="4.75682846001088" calcext:value-type="float">
            <text:p>4.756828460011</text:p>
          </table:table-cell>
          <table:table-cell table:style-name="ce3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Drinks</text:p>
          </table:table-cell>
          <table:table-cell office:value-type="string" calcext:value-type="string">
            <text:p>sigmoid</text:p>
          </table:table-cell>
          <table:table-cell office:value-type="float" office:value="215.269482304951" calcext:value-type="float">
            <text:p>215.269482304951</text:p>
          </table:table-cell>
          <table:table-cell table:style-name="ce7" office:value-type="float" office:value="0.015625" calcext:value-type="float">
            <text:p>0.015625</text:p>
          </table:table-cell>
          <table:table-cell table:number-columns-repeated="2"/>
          <table:table-cell office:value-type="string" calcext:value-type="string">
            <text:p>Drinks</text:p>
          </table:table-cell>
          <table:table-cell office:value-type="string" calcext:value-type="string">
            <text:p>rbf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Quality</text:p>
          </table:table-cell>
          <table:table-cell office:value-type="string" calcext:value-type="string">
            <text:p>poly</text:p>
          </table:table-cell>
          <table:table-cell office:value-type="float" office:value="0.00116133507324484" calcext:value-type="float">
            <text:p>0.001161335073</text:p>
          </table:table-cell>
          <table:table-cell office:value-type="float" office:value="1.4142135623731" calcext:value-type="float">
            <text:p>1.414213562373</text:p>
          </table:table-cell>
          <table:table-cell table:number-columns-repeated="2"/>
          <table:table-cell office:value-type="string" calcext:value-type="string">
            <text:p>Quality</text:p>
          </table:table-cell>
          <table:table-cell office:value-type="string" calcext:value-type="string">
            <text:p>rbf</text:p>
          </table:table-cell>
          <table:table-cell office:value-type="float" office:value="1.68179283050743" calcext:value-type="float">
            <text:p>1.681792830507</text:p>
          </table:table-cell>
          <table:table-cell office:value-type="float" office:value="0.594603557501361" calcext:value-type="float">
            <text:p>0.594603557501</text:p>
          </table:table-cell>
        </table:table-row>
        <table:table-row table:style-name="ro2">
          <table:table-cell office:value-type="string" calcext:value-type="string">
            <text:p>Food</text:p>
          </table:table-cell>
          <table:table-cell office:value-type="string" calcext:value-type="string">
            <text:p>rbf</text:p>
          </table:table-cell>
          <table:table-cell office:value-type="float" office:value="152.218510720348" calcext:value-type="float">
            <text:p>152.218510720348</text:p>
          </table:table-cell>
          <table:table-cell office:value-type="float" office:value="0.00929068058595876" calcext:value-type="float">
            <text:p>0.009290680586</text:p>
          </table:table-cell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rbf</text:p>
          </table:table-cell>
          <table:table-cell office:value-type="float" office:value="2.37841423000544" calcext:value-type="float">
            <text:p>2.37841423000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staurant</text:p>
          </table:table-cell>
          <table:table-cell office:value-type="string" calcext:value-type="string">
            <text:p>rbf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.0262780129766786" calcext:value-type="float">
            <text:p>0.026278012977</text:p>
          </table:table-cell>
          <table:table-cell table:number-columns-repeated="2"/>
          <table:table-cell office:value-type="string" calcext:value-type="string">
            <text:p>Restaurant</text:p>
          </table:table-cell>
          <table:table-cell office:value-type="string" calcext:value-type="string">
            <text:p>rbf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rbf</text:p>
          </table:table-cell>
          <table:table-cell office:value-type="float" office:value="4.75682846001088" calcext:value-type="float">
            <text:p>4.756828460011</text:p>
          </table:table-cell>
          <table:table-cell office:value-type="float" office:value="0.0743254446876701" calcext:value-type="float">
            <text:p>0.074325444688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office:value-type="string" calcext:value-type="string">
            <text:p>rbf</text:p>
          </table:table-cell>
          <table:table-cell office:value-type="float" office:value="0.707106781186548" calcext:value-type="float">
            <text:p>0.707106781187</text:p>
          </table:table-cell>
          <table:table-cell office:value-type="float" office:value="0.840896415253715" calcext:value-type="float">
            <text:p>0.840896415254</text:p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Laptops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Constrained Classifiers</text:p>
          </table:table-cell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ce2" office:value-type="string" calcext:value-type="string">
            <text:p>Unconstrained Classifiers</text:p>
          </table:table-cell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string" calcext:value-type="string">
            <text:p>Ports</text:p>
          </table:table-cell>
          <table:table-cell office:value-type="string" calcext:value-type="string">
            <text:p>linear</text:p>
          </table:table-cell>
          <table:table-cell office:value-type="float" office:value="1.18920711500272" calcext:value-type="float">
            <text:p>1.189207115003</text:p>
          </table:table-cell>
          <table:table-cell table:number-columns-repeated="3"/>
          <table:table-cell office:value-type="string" calcext:value-type="string">
            <text:p>Ports</text:p>
          </table:table-cell>
          <table:table-cell office:value-type="string" calcext:value-type="string">
            <text:p>linear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2">
          <table:table-cell office:value-type="string" calcext:value-type="string">
            <text:p>Shipping</text:p>
          </table:table-cell>
          <table:table-cell office:value-type="string" calcext:value-type="string">
            <text:p>linea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ipping</text:p>
          </table:table-cell>
          <table:table-cell office:value-type="string" calcext:value-type="string">
            <text:p>linear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</table:table-row>
        <table:table-row table:style-name="ro2">
          <table:table-cell office:value-type="string" calcext:value-type="string">
            <text:p>Warranty</text:p>
          </table:table-cell>
          <table:table-cell office:value-type="string" calcext:value-type="string">
            <text:p>sigmoid</text:p>
          </table:table-cell>
          <table:table-cell office:value-type="float" office:value="107.634741152475" calcext:value-type="float">
            <text:p>107.634741152475</text:p>
          </table:table-cell>
          <table:table-cell office:value-type="float" office:value="0.0743254446876701" calcext:value-type="float">
            <text:p>0.074325444688</text:p>
          </table:table-cell>
          <table:table-cell table:number-columns-repeated="2"/>
          <table:table-cell office:value-type="string" calcext:value-type="string">
            <text:p>Warranty</text:p>
          </table:table-cell>
          <table:table-cell office:value-type="string" calcext:value-type="string">
            <text:p>linear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</table:table-row>
        <table:table-row table:style-name="ro2">
          <table:table-cell office:value-type="string" calcext:value-type="string">
            <text:p>Power_Supply</text:p>
          </table:table-cell>
          <table:table-cell office:value-type="string" calcext:value-type="string">
            <text:p>sigmoid</text:p>
          </table:table-cell>
          <table:table-cell office:value-type="float" office:value="107.634741152475" calcext:value-type="float">
            <text:p>107.634741152475</text:p>
          </table:table-cell>
          <table:table-cell office:value-type="float" office:value="0.0185813611719175" calcext:value-type="float">
            <text:p>0.018581361172</text:p>
          </table:table-cell>
          <table:table-cell table:number-columns-repeated="2"/>
          <table:table-cell office:value-type="string" calcext:value-type="string">
            <text:p>Power_Supply</text:p>
          </table:table-cell>
          <table:table-cell office:value-type="string" calcext:value-type="string">
            <text:p>linear</text:p>
          </table:table-cell>
          <table:table-cell office:value-type="float" office:value="26.9086852881189" calcext:value-type="float">
            <text:p>26.908685288119</text:p>
          </table:table-cell>
          <table:table-cell/>
        </table:table-row>
        <table:table-row table:style-name="ro2">
          <table:table-cell office:value-type="string" calcext:value-type="string">
            <text:p>Portability</text:p>
          </table:table-cell>
          <table:table-cell office:value-type="string" calcext:value-type="string">
            <text:p>rbf</text:p>
          </table:table-cell>
          <table:table-cell office:value-type="float" office:value="2.37841423000544" calcext:value-type="float">
            <text:p>2.378414230005</text:p>
          </table:table-cell>
          <table:table-cell office:value-type="float" office:value="0.105112051906714" calcext:value-type="float">
            <text:p>0.105112051907</text:p>
          </table:table-cell>
          <table:table-cell table:number-columns-repeated="2"/>
          <table:table-cell office:value-type="string" calcext:value-type="string">
            <text:p>Portability</text:p>
          </table:table-cell>
          <table:table-cell office:value-type="string" calcext:value-type="string">
            <text:p>rbf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0.594603557501361" calcext:value-type="float">
            <text:p>0.594603557501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office:value-type="string" calcext:value-type="string">
            <text:p>poly</text:p>
          </table:table-cell>
          <table:table-cell office:value-type="float" office:value="0.000244140625" calcext:value-type="float">
            <text:p>0.00024414062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S</text:p>
          </table:table-cell>
          <table:table-cell office:value-type="string" calcext:value-type="string">
            <text:p>rbf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0.176776695296637" calcext:value-type="float">
            <text:p>0.176776695297</text:p>
          </table:table-cell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sigmoid</text:p>
          </table:table-cell>
          <table:table-cell table:style-name="ce5" office:value-type="float" office:value="6.72717132202972" calcext:value-type="float">
            <text:p>6.72717132203</text:p>
          </table:table-cell>
          <table:table-cell office:value-type="float" office:value="0.037162722343835" calcext:value-type="float">
            <text:p>0.037162722344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office:value-type="string" calcext:value-type="string">
            <text:p>poly</text:p>
          </table:table-cell>
          <table:table-cell office:value-type="float" office:value="0.000290333768311211" calcext:value-type="float">
            <text:p>0.000290333768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sigmoid</text:p>
          </table:table-cell>
          <table:table-cell table:style-name="ce5" office:value-type="float" office:value="6.72717132202972" calcext:value-type="float">
            <text:p>6.72717132203</text:p>
          </table:table-cell>
          <table:table-cell office:value-type="float" office:value="0.037162722343835" calcext:value-type="float">
            <text:p>0.037162722344</text:p>
          </table:table-cell>
          <table:table-cell table:number-columns-repeated="2"/>
          <table:table-cell office:value-type="string" calcext:value-type="string">
            <text:p>Software</text:p>
          </table:table-cell>
          <table:table-cell office:value-type="string" calcext:value-type="string">
            <text:p>rbf</text:p>
          </table:table-cell>
          <table:table-cell office:value-type="float" office:value="430.538964609902" calcext:value-type="float">
            <text:p>430.538964609902</text:p>
          </table:table-cell>
          <table:table-cell office:value-type="float" office:value="0.0131390064883393" calcext:value-type="float">
            <text:p>0.013139006488</text:p>
          </table:table-cell>
        </table:table-row>
        <table:table-row table:style-name="ro2">
          <table:table-cell office:value-type="string" calcext:value-type="string">
            <text:p>Support</text:p>
          </table:table-cell>
          <table:table-cell office:value-type="string" calcext:value-type="string">
            <text:p>rbf</text:p>
          </table:table-cell>
          <table:table-cell office:value-type="float" office:value="38.0546276800871" calcext:value-type="float">
            <text:p>38.054627680087</text:p>
          </table:table-cell>
          <table:table-cell office:value-type="float" office:value="0.0110485434560398" calcext:value-type="float">
            <text:p>0.011048543456</text:p>
          </table:table-cell>
          <table:table-cell table:number-columns-repeated="2"/>
          <table:table-cell office:value-type="string" calcext:value-type="string">
            <text:p>Support</text:p>
          </table:table-cell>
          <table:table-cell office:value-type="string" calcext:value-type="string">
            <text:p>rbf</text:p>
          </table:table-cell>
          <table:table-cell office:value-type="float" office:value="26.9086852881189" calcext:value-type="float">
            <text:p>26.908685288119</text:p>
          </table:table-cell>
          <table:table-cell office:value-type="float" office:value="0.176776695296637" calcext:value-type="float">
            <text:p>0.176776695297</text:p>
          </table:table-cell>
        </table:table-row>
        <table:table-row table:style-name="ro2">
          <table:table-cell office:value-type="string" calcext:value-type="string">
            <text:p>Usability</text:p>
          </table:table-cell>
          <table:table-cell office:value-type="string" calcext:value-type="string">
            <text:p>rbf</text:p>
          </table:table-cell>
          <table:table-cell table:style-name="ce5" office:value-type="float" office:value="13.4543426440594" calcext:value-type="float">
            <text:p>13.45434264406</text:p>
          </table:table-cell>
          <table:table-cell office:value-type="float" office:value="0.0185813611719175" calcext:value-type="float">
            <text:p>0.018581361172</text:p>
          </table:table-cell>
          <table:table-cell table:number-columns-repeated="2"/>
          <table:table-cell office:value-type="string" calcext:value-type="string">
            <text:p>Usability</text:p>
          </table:table-cell>
          <table:table-cell office:value-type="string" calcext:value-type="string">
            <text:p>rbf</text:p>
          </table:table-cell>
          <table:table-cell office:value-type="float" office:value="4.75682846001088" calcext:value-type="float">
            <text:p>4.756828460011</text:p>
          </table:table-cell>
          <table:table-cell office:value-type="float" office:value="2.37841423000544" calcext:value-type="float">
            <text:p>2.378414230005</text:p>
          </table:table-cell>
        </table:table-row>
        <table:table-row table:style-name="ro2">
          <table:table-cell office:value-type="string" calcext:value-type="string">
            <text:p>Motherboard</text:p>
          </table:table-cell>
          <table:table-cell office:value-type="string" calcext:value-type="string">
            <text:p>linear</text:p>
          </table:table-cell>
          <table:table-cell office:value-type="float" office:value="0.594603557501361" calcext:value-type="float">
            <text:p>0.594603557501</text:p>
          </table:table-cell>
          <table:table-cell table:number-columns-repeated="3"/>
          <table:table-cell office:value-type="string" calcext:value-type="string">
            <text:p>Motherboard</text:p>
          </table:table-cell>
          <table:table-cell office:value-type="string" calcext:value-type="string">
            <text:p>poly</text:p>
          </table:table-cell>
          <table:table-cell office:value-type="float" office:value="0.000244140625" calcext:value-type="float">
            <text:p>0.000244140625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Hardware</text:p>
          </table:table-cell>
          <table:table-cell office:value-type="string" calcext:value-type="string">
            <text:p>sigmoid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0.037162722343835" calcext:value-type="float">
            <text:p>0.037162722344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linear</text:p>
          </table:table-cell>
          <table:table-cell table:style-name="ce5" office:value-type="float" office:value="13.4543426440594" calcext:value-type="float">
            <text:p>13.45434264406</text:p>
          </table:table-cell>
          <table:table-cell/>
        </table:table-row>
        <table:table-row table:style-name="ro2">
          <table:table-cell office:value-type="string" calcext:value-type="string">
            <text:p>Optical_Drives</text:p>
          </table:table-cell>
          <table:table-cell office:value-type="string" calcext:value-type="string">
            <text:p>sigmoid</text:p>
          </table:table-cell>
          <table:table-cell table:style-name="ce6" office:value-type="float" office:value="1024" calcext:value-type="float">
            <text:p>1024</text:p>
          </table:table-cell>
          <table:table-cell office:value-type="float" office:value="0.0525560259533572" calcext:value-type="float">
            <text:p>0.052556025953</text:p>
          </table:table-cell>
          <table:table-cell table:number-columns-repeated="2"/>
          <table:table-cell office:value-type="string" calcext:value-type="string">
            <text:p>Optical_Drives</text:p>
          </table:table-cell>
          <table:table-cell office:value-type="string" calcext:value-type="string">
            <text:p>sigmoid</text:p>
          </table:table-cell>
          <table:table-cell table:style-name="ce5" office:value-type="float" office:value="1722.15585843961" calcext:value-type="float">
            <text:p>1722.15585843961</text:p>
          </table:table-cell>
          <table:table-cell table:style-name="ce8" office:value-type="float" office:value="0.03125" calcext:value-type="float">
            <text:p>0.03125</text:p>
          </table:table-cell>
        </table:table-row>
        <table:table-row table:style-name="ro2">
          <table:table-cell office:value-type="string" calcext:value-type="string">
            <text:p>Memory</text:p>
          </table:table-cell>
          <table:table-cell office:value-type="string" calcext:value-type="string">
            <text:p>sigmoid</text:p>
          </table:table-cell>
          <table:table-cell office:value-type="float" office:value="53.8173705762377" calcext:value-type="float">
            <text:p>53.817370576238</text:p>
          </table:table-cell>
          <table:table-cell table:style-name="ce8" office:value-type="float" office:value="0.03125" calcext:value-type="float">
            <text:p>0.03125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office:value-type="string" calcext:value-type="string">
            <text:p>poly</text:p>
          </table:table-cell>
          <table:table-cell office:value-type="float" office:value="0.000244140625" calcext:value-type="float">
            <text:p>0.000244140625</text:p>
          </table:table-cell>
          <table:table-cell office:value-type="float" office:value="3.36358566101486" calcext:value-type="float">
            <text:p>3.363585661015</text:p>
          </table:table-cell>
        </table:table-row>
        <table:table-row table:style-name="ro2">
          <table:table-cell office:value-type="string" calcext:value-type="string">
            <text:p>Multimedia_Devices</text:p>
          </table:table-cell>
          <table:table-cell office:value-type="string" calcext:value-type="string">
            <text:p>sigmoid</text:p>
          </table:table-cell>
          <table:table-cell office:value-type="float" office:value="304.437021440697" calcext:value-type="float">
            <text:p>304.437021440697</text:p>
          </table:table-cell>
          <table:table-cell office:value-type="float" office:value="0.0220970869120796" calcext:value-type="float">
            <text:p>0.022097086912</text:p>
          </table:table-cell>
          <table:table-cell table:number-columns-repeated="2"/>
          <table:table-cell office:value-type="string" calcext:value-type="string">
            <text:p>Multimedia_Devices</text:p>
          </table:table-cell>
          <table:table-cell office:value-type="string" calcext:value-type="string">
            <text:p>rbf</text:p>
          </table:table-cell>
          <table:table-cell office:value-type="float" office:value="152.218510720348" calcext:value-type="float">
            <text:p>152.218510720348</text:p>
          </table:table-cell>
          <table:table-cell office:value-type="float" office:value="0.0525560259533572" calcext:value-type="float">
            <text:p>0.052556025953</text:p>
          </table:table-cell>
        </table:table-row>
        <table:table-row table:style-name="ro2">
          <table:table-cell office:value-type="string" calcext:value-type="string">
            <text:p>Keyboard</text:p>
          </table:table-cell>
          <table:table-cell office:value-type="string" calcext:value-type="string">
            <text:p>poly</text:p>
          </table:table-cell>
          <table:table-cell office:value-type="float" office:value="0.00116133507324484" calcext:value-type="float">
            <text:p>0.001161335073</text:p>
          </table:table-cell>
          <table:table-cell office:value-type="float" office:value="1.18920711500272" calcext:value-type="float">
            <text:p>1.189207115003</text:p>
          </table:table-cell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rbf</text:p>
          </table:table-cell>
          <table:table-cell table:style-name="ce5" office:value-type="float" office:value="22.6274169979695" calcext:value-type="float">
            <text:p>22.62741699797</text:p>
          </table:table-cell>
          <table:table-cell office:value-type="float" office:value="0.594603557501361" calcext:value-type="float">
            <text:p>0.594603557501</text:p>
          </table:table-cell>
        </table:table-row>
        <table:table-row table:style-name="ro2">
          <table:table-cell office:value-type="string" calcext:value-type="string">
            <text:p>Mouse</text:p>
          </table:table-cell>
          <table:table-cell office:value-type="string" calcext:value-type="string">
            <text:p>rbf</text:p>
          </table:table-cell>
          <table:table-cell office:value-type="float" office:value="5.65685424949238" calcext:value-type="float">
            <text:p>5.656854249492</text:p>
          </table:table-cell>
          <table:table-cell table:style-name="ce9" office:value-type="float" office:value="0.0078125" calcext:value-type="float">
            <text:p>0.0078125</text:p>
          </table:table-cell>
          <table:table-cell table:number-columns-repeated="2"/>
          <table:table-cell office:value-type="string" calcext:value-type="string">
            <text:p>Mouse</text:p>
          </table:table-cell>
          <table:table-cell office:value-type="string" calcext:value-type="string">
            <text:p>rbf</text:p>
          </table:table-cell>
          <table:table-cell office:value-type="float" office:value="76.1092553601741" calcext:value-type="float">
            <text:p>76.109255360174</text:p>
          </table:table-cell>
          <table:table-cell office:value-type="float" office:value="0.105112051906714" calcext:value-type="float">
            <text:p>0.105112051907</text:p>
          </table:table-cell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string" calcext:value-type="string">
            <text:p>rbf</text:p>
          </table:table-cell>
          <table:table-cell office:value-type="float" office:value="1.4142135623731" calcext:value-type="float">
            <text:p>1.414213562373</text:p>
          </table:table-cell>
          <table:table-cell office:value-type="float" office:value="0.105112051906714" calcext:value-type="float">
            <text:p>0.105112051907</text:p>
          </table:table-cell>
          <table:table-cell table:number-columns-repeated="2"/>
          <table:table-cell office:value-type="string" calcext:value-type="string">
            <text:p>Miscellaneous</text:p>
          </table:table-cell>
          <table:table-cell office:value-type="string" calcext:value-type="string">
            <text:p>rbf</text:p>
          </table:table-cell>
          <table:table-cell office:value-type="float" office:value="38.0546276800871" calcext:value-type="float">
            <text:p>38.05462768008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peration_Performance</text:p>
          </table:table-cell>
          <table:table-cell office:value-type="string" calcext:value-type="string">
            <text:p>rbf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Operation_Performance</text:p>
          </table:table-cell>
          <table:table-cell office:value-type="string" calcext:value-type="string">
            <text:p>rbf</text:p>
          </table:table-cell>
          <table:table-cell office:value-type="float" office:value="4.75682846001088" calcext:value-type="float">
            <text:p>4.756828460011</text:p>
          </table:table-cell>
          <table:table-cell office:value-type="float" office:value="0.840896415253715" calcext:value-type="float">
            <text:p>0.840896415254</text:p>
          </table:table-cell>
        </table:table-row>
        <table:table-row table:style-name="ro2">
          <table:table-cell office:value-type="string" calcext:value-type="string">
            <text:p>Fans_Cooling</text:p>
          </table:table-cell>
          <table:table-cell office:value-type="string" calcext:value-type="string">
            <text:p>sigmoid</text:p>
          </table:table-cell>
          <table:table-cell table:style-name="ce5" office:value-type="float" office:value="13.4543426440594" calcext:value-type="float">
            <text:p>13.45434264406</text:p>
          </table:table-cell>
          <table:table-cell table:style-name="ce8" office:value-type="float" office:value="0.03125" calcext:value-type="float">
            <text:p>0.03125</text:p>
          </table:table-cell>
          <table:table-cell table:number-columns-repeated="2"/>
          <table:table-cell office:value-type="string" calcext:value-type="string">
            <text:p>Fans_Cooling</text:p>
          </table:table-cell>
          <table:table-cell office:value-type="string" calcext:value-type="string">
            <text:p>linear</text:p>
          </table:table-cell>
          <table:table-cell table:style-name="ce10" office:value-type="float" office:value="0.125" calcext:value-type="float">
            <text:p>0.125</text:p>
          </table:table-cell>
          <table:table-cell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sigmoid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0.0441941738241592" calcext:value-type="float">
            <text:p>0.044194173824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sigmoid</text:p>
          </table:table-cell>
          <table:table-cell office:value-type="float" office:value="304.437021440697" calcext:value-type="float">
            <text:p>304.437021440697</text:p>
          </table:table-cell>
          <table:table-cell office:value-type="float" office:value="0.037162722343835" calcext:value-type="float">
            <text:p>0.037162722344</text:p>
          </table:table-cell>
        </table:table-row>
        <table:table-row table:style-name="ro2">
          <table:table-cell office:value-type="string" calcext:value-type="string">
            <text:p>Battery</text:p>
          </table:table-cell>
          <table:table-cell office:value-type="string" calcext:value-type="string">
            <text:p>sigmoid</text:p>
          </table:table-cell>
          <table:table-cell office:value-type="float" office:value="22.6274169979695" calcext:value-type="float">
            <text:p>22.627416997970</text:p>
          </table:table-cell>
          <table:table-cell office:value-type="float" office:value="0.0441941738241592" calcext:value-type="float">
            <text:p>0.044194173824</text:p>
          </table:table-cell>
          <table:table-cell table:number-columns-repeated="2"/>
          <table:table-cell office:value-type="string" calcext:value-type="string">
            <text:p>Battery</text:p>
          </table:table-cell>
          <table:table-cell office:value-type="string" calcext:value-type="string">
            <text:p>rbf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0.420448207626857" calcext:value-type="float">
            <text:p>0.420448207627</text:p>
          </table:table-cell>
        </table:table-row>
        <table:table-row table:style-name="ro2">
          <table:table-cell office:value-type="string" calcext:value-type="string">
            <text:p>Graphics</text:p>
          </table:table-cell>
          <table:table-cell office:value-type="string" calcext:value-type="string">
            <text:p>sigmoid</text:p>
          </table:table-cell>
          <table:table-cell table:style-name="ce3" office:value-type="float" office:value="128" calcext:value-type="float">
            <text:p>128</text:p>
          </table:table-cell>
          <table:table-cell table:style-name="ce8" office:value-type="float" office:value="0.03125" calcext:value-type="float">
            <text:p>0.03125</text:p>
          </table:table-cell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rbf</text:p>
          </table:table-cell>
          <table:table-cell office:value-type="float" office:value="26.9086852881189" calcext:value-type="float">
            <text:p>26.908685288119</text:p>
          </table:table-cell>
          <table:table-cell office:value-type="float" office:value="0.29730177875068" calcext:value-type="float">
            <text:p>0.297301778751</text:p>
          </table:table-cell>
        </table:table-row>
        <table:table-row table:style-name="ro2">
          <table:table-cell office:value-type="string" calcext:value-type="string">
            <text:p>Laptop</text:p>
          </table:table-cell>
          <table:table-cell office:value-type="string" calcext:value-type="string">
            <text:p>rbf</text:p>
          </table:table-cell>
          <table:table-cell office:value-type="float" office:value="5.65685424949238" calcext:value-type="float">
            <text:p>5.656854249492</text:p>
          </table:table-cell>
          <table:table-cell office:value-type="float" office:value="0.0220970869120796" calcext:value-type="float">
            <text:p>0.022097086912</text:p>
          </table:table-cell>
          <table:table-cell table:number-columns-repeated="2"/>
          <table:table-cell office:value-type="string" calcext:value-type="string">
            <text:p>Laptop</text:p>
          </table:table-cell>
          <table:table-cell office:value-type="string" calcext:value-type="string">
            <text:p>rbf</text:p>
          </table:table-cell>
          <table:table-cell office:value-type="float" office:value="1.4142135623731" calcext:value-type="float">
            <text:p>1.414213562373</text:p>
          </table:table-cell>
          <table:table-cell office:value-type="float" office:value="1.18920711500272" calcext:value-type="float">
            <text:p>1.189207115003</text:p>
          </table:table-cell>
        </table:table-row>
        <table:table-row table:style-name="ro2">
          <table:table-cell office:value-type="string" calcext:value-type="string">
            <text:p>Hard_Disk</text:p>
          </table:table-cell>
          <table:table-cell office:value-type="string" calcext:value-type="string">
            <text:p>rbf</text:p>
          </table:table-cell>
          <table:table-cell table:style-name="ce3" office:value-type="float" office:value="64" calcext:value-type="float">
            <text:p>64</text:p>
          </table:table-cell>
          <table:table-cell table:style-name="ce9" office:value-type="float" office:value="0.0078125" calcext:value-type="float">
            <text:p>0.0078125</text:p>
          </table:table-cell>
          <table:table-cell table:number-columns-repeated="2"/>
          <table:table-cell office:value-type="string" calcext:value-type="string">
            <text:p>Hard_Disk</text:p>
          </table:table-cell>
          <table:table-cell office:value-type="string" calcext:value-type="string">
            <text:p>poly</text:p>
          </table:table-cell>
          <table:table-cell office:value-type="float" office:value="0.00116133507324484" calcext:value-type="float">
            <text:p>0.001161335073</text:p>
          </table:table-cell>
          <table:table-cell office:value-type="float" office:value="2.37841423000544" calcext:value-type="float">
            <text:p>2.378414230005</text:p>
          </table:table-cell>
        </table:table-row>
        <table:table-row table:style-name="ro2">
          <table:table-cell office:value-type="string" calcext:value-type="string">
            <text:p>Connectivity</text:p>
          </table:table-cell>
          <table:table-cell office:value-type="string" calcext:value-type="string">
            <text:p>sigmoid</text:p>
          </table:table-cell>
          <table:table-cell table:style-name="ce5" office:value-type="float" office:value="22.6274169979695" calcext:value-type="float">
            <text:p>22.62741699797</text:p>
          </table:table-cell>
          <table:table-cell office:value-type="float" office:value="0.0525560259533572" calcext:value-type="float">
            <text:p>0.052556025953</text:p>
          </table:table-cell>
          <table:table-cell table:number-columns-repeated="2"/>
          <table:table-cell office:value-type="string" calcext:value-type="string">
            <text:p>Connectivity</text:p>
          </table:table-cell>
          <table:table-cell office:value-type="string" calcext:value-type="string">
            <text:p>rbf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0.210224103813429" calcext:value-type="float">
            <text:p>0.210224103813</text:p>
          </table:table-cell>
        </table:table-row>
        <table:table-row table:style-name="ro2">
          <table:table-cell office:value-type="string" calcext:value-type="string">
            <text:p>Display</text:p>
          </table:table-cell>
          <table:table-cell office:value-type="string" calcext:value-type="string">
            <text:p>rbf</text:p>
          </table:table-cell>
          <table:table-cell office:value-type="float" office:value="2.37841423000544" calcext:value-type="float">
            <text:p>2.378414230005</text:p>
          </table:table-cell>
          <table:table-cell office:value-type="float" office:value="0.0220970869120796" calcext:value-type="float">
            <text:p>0.022097086912</text:p>
          </table:table-cell>
          <table:table-cell table:number-columns-repeated="2"/>
          <table:table-cell office:value-type="string" calcext:value-type="string">
            <text:p>Display</text:p>
          </table:table-cell>
          <table:table-cell office:value-type="string" calcext:value-type="string">
            <text:p>poly</text:p>
          </table:table-cell>
          <table:table-cell office:value-type="float" office:value="0.000580667536622422" calcext:value-type="float">
            <text:p>0.000580667537</text:p>
          </table:table-cell>
          <table:table-cell office:value-type="float" office:value="2.37841423000544" calcext:value-type="float">
            <text:p>2.378414230005</text:p>
          </table:table-cell>
        </table:table-row>
        <table:table-row table:style-name="ro2">
          <table:table-cell office:value-type="string" calcext:value-type="string">
            <text:p>Company</text:p>
          </table:table-cell>
          <table:table-cell office:value-type="string" calcext:value-type="string">
            <text:p>rbf</text:p>
          </table:table-cell>
          <table:table-cell office:value-type="float" office:value="26.9086852881189" calcext:value-type="float">
            <text:p>26.908685288119</text:p>
          </table:table-cell>
          <table:table-cell office:value-type="float" office:value="0.0220970869120796" calcext:value-type="float">
            <text:p>0.022097086912</text:p>
          </table:table-cell>
          <table:table-cell table:number-columns-repeated="2"/>
          <table:table-cell office:value-type="string" calcext:value-type="string">
            <text:p>Company</text:p>
          </table:table-cell>
          <table:table-cell office:value-type="string" calcext:value-type="string">
            <text:p>rbf</text:p>
          </table:table-cell>
          <table:table-cell table:style-name="ce3" office:value-type="float" office:value="128" calcext:value-type="float">
            <text:p>128</text:p>
          </table:table-cell>
          <table:table-cell table:style-name="ce11" office:value-type="float" office:value="0.0625" calcext:value-type="float">
            <text:p>0.0625</text:p>
          </table:table-cell>
        </table:table-row>
        <table:table-row table:style-name="ro2">
          <table:table-cell office:value-type="string" calcext:value-type="string">
            <text:p>Design_Features</text:p>
          </table:table-cell>
          <table:table-cell office:value-type="string" calcext:value-type="string">
            <text:p>rbf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.105112051906714" calcext:value-type="float">
            <text:p>0.105112051907</text:p>
          </table:table-cell>
          <table:table-cell table:number-columns-repeated="2"/>
          <table:table-cell office:value-type="string" calcext:value-type="string">
            <text:p>Design_Features</text:p>
          </table:table-cell>
          <table:table-cell office:value-type="string" calcext:value-type="string">
            <text:p>rbf</text:p>
          </table:table-cell>
          <table:table-cell table:style-name="ce3" office:value-type="float" office:value="64" calcext:value-type="float">
            <text:p>64</text:p>
          </table:table-cell>
          <table:table-cell table:style-name="ce12"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Quality</text:p>
          </table:table-cell>
          <table:table-cell office:value-type="string" calcext:value-type="string">
            <text:p>sigmoid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0.0262780129766786" calcext:value-type="float">
            <text:p>0.026278012977</text:p>
          </table:table-cell>
          <table:table-cell table:number-columns-repeated="2"/>
          <table:table-cell office:value-type="string" calcext:value-type="string">
            <text:p>Quality</text:p>
          </table:table-cell>
          <table:table-cell office:value-type="string" calcext:value-type="string">
            <text:p>poly</text:p>
          </table:table-cell>
          <table:table-cell office:value-type="float" office:value="0.00116133507324484" calcext:value-type="float">
            <text:p>0.001161335073</text:p>
          </table:table-cell>
          <table:table-cell table:style-name="ce5" office:value-type="float" office:value="6.72717132202972" calcext:value-type="float">
            <text:p>6.72717132203</text:p>
          </table:table-cell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rbf</text:p>
          </table:table-cell>
          <table:table-cell office:value-type="float" office:value="3.36358566101486" calcext:value-type="float">
            <text:p>3.363585661015</text:p>
          </table:table-cell>
          <table:table-cell table:style-name="ce11" office:value-type="float" office:value="0.0625" calcext:value-type="float">
            <text:p>0.0625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office:value-type="string" calcext:value-type="string">
            <text:p>rbf</text:p>
          </table:table-cell>
          <table:table-cell office:value-type="float" office:value="2.37841423000544" calcext:value-type="float">
            <text:p>2.378414230005</text:p>
          </table:table-cell>
          <table:table-cell office:value-type="float" office:value="0.353553390593274" calcext:value-type="float">
            <text:p>0.353553390593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2" loext:min-decimal-places="12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6" loext:min-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6:36:07.9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11S</meta:editing-duration>
    <meta:editing-cycles>5</meta:editing-cycles>
    <meta:generator>LibreOffice/5.0.3.2$Windows_x86 LibreOffice_project/e5f16313668ac592c1bfb310f4390624e3dbfb75</meta:generator>
    <dc:date>2016-02-23T18:34:41.575000000</dc:date>
    <meta:document-statistic meta:table-count="3" meta:cell-count="344" meta:object-count="0"/>
    <meta:user-defined meta:name="Info 1"/>
    <meta:user-defined meta:name="Info 2"/>
    <meta:user-defined meta:name="Info 3"/>
    <meta:user-defined meta:name="Info 4"/>
  </office:meta>
</office:document-meta>
</file>